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421" officeooo:paragraph-rsid="00136421"/>
    </style:style>
    <style:style style:name="P2" style:family="paragraph" style:parent-style-name="Standard">
      <style:text-properties officeooo:rsid="00149044" officeooo:paragraph-rsid="00149044"/>
    </style:style>
    <style:style style:name="P3" style:family="paragraph" style:parent-style-name="Preformatted_20_Text">
      <style:text-properties officeooo:rsid="00136421" officeooo:paragraph-rsid="00136421"/>
    </style:style>
    <style:style style:name="P4" style:family="paragraph" style:parent-style-name="Preformatted_20_Text">
      <style:text-properties officeooo:rsid="00136421" officeooo:paragraph-rsid="0014dfd4"/>
    </style:style>
    <style:style style:name="T1" style:family="text">
      <style:text-properties officeooo:rsid="0014d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 awesome</text:p>
      <text:p text:style-name="P1"><text:a xlink:type="simple" xlink:href="http://fontawesome.io/icon/user-o/" text:style-name="Internet_20_link" text:visited-style-name="Visited_20_Internet_20_Link">http://fontawesome.io/icon/user-o/</text:a></text:p>
      <text:p text:style-name="P3"><text:span text:style-name="Source_20_Text">&lt;i class="fa fa-user-o" aria-hidden="true"&gt;&lt;/i&gt;</text:span></text:p>
      <text:p text:style-name="P1"/>
      <text:p text:style-name="P1"/>
      <text:p text:style-name="P2">http://fontawesome.io/icon/calendar/</text:p>
      <text:p text:style-name="P3"><text:span text:style-name="Source_20_Text">&lt;i class="fa fa-calendar" aria-hidden="true"&gt;&lt;/i&gt;</text:span></text:p>
      <text:p text:style-name="P3"><text:span text:style-name="Source_20_Text"/></text:p>
      <text:p text:style-name="P3"><text:span text:style-name="Source_20_Text"/></text:p>
      <text:p text:style-name="P4"><text:span text:style-name="Source_20_Text"><text:span text:style-name="T1">http://fontawesome.io/icon/list/</text:span></text:span></text:p>
      <text:p text:style-name="P3"><text:span text:style-name="Source_20_Text">&lt;i class="fa fa-list" aria-hidden="true"&gt;&lt;/i&gt;</text:span></text:p>
      <text:p text:style-name="P3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6:06:11.745000000</meta:creation-date>
    <dc:date>2017-02-07T17:41:28.574000000</dc:date>
    <meta:editing-duration>PT58M15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7" meta:word-count="17" meta:character-count="255" meta:non-whitespace-character-count="245"/>
  </office:meta>
</office:document-meta>
</file>